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8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9-09_07-35-41_000.jpg</text:p>
          </table:table-cell>
          <table:table-cell table:style-name="Default" office:value-type="string">
            <text:p>:m 食べた物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9-08_23-11-32_000.jpg</text:p>
          </table:table-cell>
          <table:table-cell office:value-type="string">
            <text:p>:m 記録 / 身体 / 首　回転 / みろく氏の本より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9-08_23-11-11_000.jpg</text:p>
          </table:table-cell>
          <table:table-cell office:value-type="string">
            <text:p>:m 記録 / 身体 / 首　回転 / みろく氏の本より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9-08_23-10-38_000.jpg</text:p>
          </table:table-cell>
          <table:table-cell office:value-type="string">
            <text:p>:m 記録 / 身体 / 首　仰ぐ / みろく氏の本より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9-08_23-09-45_000.jpg</text:p>
          </table:table-cell>
          <table:table-cell office:value-type="string">
            <text:p>:m 記録 / 身体 / 首　仰ぐ / みろく氏の本より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9-08_23-08-30_000.jpg</text:p>
          </table:table-cell>
          <table:table-cell office:value-type="string">
            <text:p>:m 記録 / 身体 / 両足、比較　歪み / みろく氏の本より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9-08_23-08-08_000.jpg</text:p>
          </table:table-cell>
          <table:table-cell office:value-type="string">
            <text:p>:m 記録 / 身体 / 両足、比較　歪み / みろく氏の本より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9-08_23-01-24_000.jpg</text:p>
          </table:table-cell>
          <table:table-cell office:value-type="string">
            <text:p>:m 記録 / 身体 / 両足、比較　歪み / みろく氏の本より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9-08_20-03-20_000.jpg</text:p>
          </table:table-cell>
          <table:table-cell table:style-name="Default" office:value-type="string">
            <text:p>:m 食べた物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9-08_17-44-58_000.jpg</text:p>
          </table:table-cell>
          <table:table-cell table:style-name="Default" office:value-type="string">
            <text:p>:m music / 楽譜メモ / clarinet / 20170907 I / s=1,sec.B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9-08_15-55-25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9-08_15-55-22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9-08_15-55-17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9-08_15-55-03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9-08_15-54-59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9-08_15-54-55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9-08_15-54-48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9-08_15-54-44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9-08_15-54-40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9-08_15-54-24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2017-09-08_15-54-19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7-09-08_15-54-15_000.jpg</text:p>
          </table:table-cell>
          <table:table-cell office:value-type="string">
            <text:p>:m other / 記録　文書 / 「自治会防災地図」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9-08_15-36-57_000.jpg</text:p>
          </table:table-cell>
          <table:table-cell table:style-name="Default" office:value-type="string">
            <text:p>:m 1*1 RES / 245 194*5#1 / 『量子力学の世界』　片山泰久 / p.88 ボーア　ド・ブロイ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9-08_14-26-38_000.jpg</text:p>
          </table:table-cell>
          <table:table-cell table:style-name="Default" office:value-type="string">
            <text:p>:m 3-4*4 RES / 245 159*27#1 / 『やさしい位相幾何学の話』 / p.127 exm.144 PROOF+ 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9-08_14-26-05_000.jpg</text:p>
          </table:table-cell>
          <table:table-cell table:style-name="Default" office:value-type="string">
            <text:p>:m 1-2*4 RES / 245 159*27#1 / 『やさしい位相幾何学の話』 / p.125 命題.141 exm.142 exm.14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9-08_12-52-42_000.jpg</text:p>
          </table:table-cell>
          <table:table-cell table:style-name="Default" office:value-type="string">
            <text:p>:m 1*1 RES / 245 193*5#1 / 『脳科学と学習・教育』　小泉英明 / p.211 連合野　大脳基底核　陳述記憶　運動野　皮質線条体系　運動前野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9-08_11-43-10_000.jpg</text:p>
          </table:table-cell>
          <table:table-cell table:style-name="Default" office:value-type="string">
            <text:p>:m 1*1 RES / 245 195*4#1 / 『これだけは知っておきたい骨粗鬆症』 / p.136 カルシウム、吸収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9-08_07-38-48_000.jpg</text:p>
          </table:table-cell>
          <table:table-cell table:style-name="Default" office:value-type="string">
            <text:p>:m 食べた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2017/09/09</text:date>, <text:time>08:29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9T08:29:39.07</dc:date>
    <dc:creator>岩淵 謙</dc:creator>
    <meta:generator>OpenOffice/4.1.3$Win32 OpenOffice.org_project/413m1$Build-9783</meta:generator>
    <meta:editing-duration>PT20M6S</meta:editing-duration>
    <meta:editing-cycles>7</meta:editing-cycles>
    <meta:document-statistic meta:table-count="1" meta:cell-count="87" meta:object-count="0"/>
  </office:meta>
</office:document-meta>
</file>